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5-10-01" calcext:value-type="date">
            <text:p>10/01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2" calcext:value-type="float">
            <text:p>22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date" office:date-value="2026-02-07" calcext:value-type="date">
            <text:p>2026-02-0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3-07" calcext:value-type="date">
            <text:p>2026-03-0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21T12:00:00" calcext:value-type="date">
            <text:p>2026-04-21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5-13T06:40:00" calcext:value-type="date">
            <text:p>2026-05-13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7-04T06:40:00" calcext:value-type="date">
            <text:p>2026-07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25T06:40:00" calcext:value-type="date">
            <text:p>2026-08-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9-18T06:40:00" calcext:value-type="date">
            <text:p>2026-09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]+([.B27]*[.C27]/[.$B$4]*7)" office:value-type="date" office:date-value="2026-10-20T18:40:00" calcext:value-type="date">
            <text:p>2026-10-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6-19T12:07:16.36364" calcext:value-type="date">
            <text:p>2026-06-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7-22T14:18:10.90909" calcext:value-type="date">
            <text:p>2026-07-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8-12T14:18:10.90909" calcext:value-type="date">
            <text:p>2026-08-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9-14T16:29:05.45455" calcext:value-type="date">
            <text:p>2026-09-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9-19T18:40:00" calcext:value-type="date">
            <text:p>2026-09-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4]+([.B37]*[.C37]/[.$B$5]*7)" office:value-type="date" office:date-value="2026-09-27T09:56:21.81818" calcext:value-type="date">
            <text:p>2026-09-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5]*7)" office:value-type="date" office:date-value="2026-10-16T12:07:16.36364" calcext:value-type="date">
            <text:p>2026-10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5]*7)" office:value-type="date" office:date-value="2026-11-14T03:23:38.18182" calcext:value-type="date">
            <text:p>2026-11-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2-01T06:03:38.18182" calcext:value-type="date">
            <text:p>2026-12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2-13T16:43:38.18182" calcext:value-type="date">
            <text:p>2026-12-1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2-23T00:43:38.18182" calcext:value-type="date">
            <text:p>2026-12-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7-01-01T08:43:38.18182" calcext:value-type="date">
            <text:p>2027-01-0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7-01-18T11:23:38.18182" calcext:value-type="date">
            <text:p>2027-01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21T14:03:38.18182" calcext:value-type="date">
            <text:p>2027-01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7-01-24T16:43:38.18182" calcext:value-type="date">
            <text:p>2027-01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28T14:03:38.18182" calcext:value-type="date">
            <text:p>2027-01-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2-01T11:23:38.18182" calcext:value-type="date">
            <text:p>2027-02-0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3-03T11:23:38.18182" calcext:value-type="date">
            <text:p>2027-03-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4-02T11:23:38.18182" calcext:value-type="date">
            <text:p>2027-04-0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4-11T11:23:38.18182" calcext:value-type="date">
            <text:p>2027-04-1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4-15T11:23:38.18182" calcext:value-type="date">
            <text:p>2027-04-1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4-19T23:23:38.18182" calcext:value-type="date">
            <text:p>2027-04-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7-02-07T20:07:16.36364" calcext:value-type="date">
            <text:p>2027-02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7-02-14T04:50:54.54546" calcext:value-type="date">
            <text:p>2027-02-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2-20T13:34:32.72727" calcext:value-type="date">
            <text:p>2027-02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3-24T01:34:32.72727" calcext:value-type="date">
            <text:p>2027-03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4-15T23:23:38.18182" calcext:value-type="date">
            <text:p>2027-04-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5-03T03:45:27.27273" calcext:value-type="date">
            <text:p>2027-05-0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5-08T14:25:27.27273" calcext:value-type="date">
            <text:p>2027-05-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5-20T20:25:27.27273" calcext:value-type="date">
            <text:p>2027-05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6-08T21:45:27.27273" calcext:value-type="date">
            <text:p>2027-06-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6-25T05:45:27.27273" calcext:value-type="date">
            <text:p>2027-06-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7-04T13:45:27.27273" calcext:value-type="date">
            <text:p>2027-07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1" table:formula="of:=[.D78]+([.B79]*[.C79]/[.$B$3]*7)" office:value-type="date" office:date-value="2027-07-09T05:45:27.27273" calcext:value-type="date">
            <text:p>2027-07-0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7-20T21:45:27.27273" calcext:value-type="date">
            <text:p>2027-07-20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8-01T13:45:27.27273" calcext:value-type="date">
            <text:p>2027-08-01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8-13T05:45:27.27273" calcext:value-type="date">
            <text:p>2027-08-13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1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9-07T12:25:27.27273" calcext:value-type="date">
            <text:p>2027-09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10-02T09:45:27.27273" calcext:value-type="date">
            <text:p>2027-10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10-07T01:45:27.27273" calcext:value-type="date">
            <text:p>2027-10-0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Advanced Information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10-11T22:25:27.27273" calcext:value-type="date">
            <text:p>2027-10-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10-13T16:25:27.27273" calcext:value-type="date">
            <text:p>2027-10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10-15T10:25:27.27273" calcext:value-type="date">
            <text:p>2027-10-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10-18T03:45:27.27273" calcext:value-type="date">
            <text:p>2027-10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10-20T21:05:27.27273" calcext:value-type="date">
            <text:p>2027-10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10-23T14:25:27.27273" calcext:value-type="date">
            <text:p>2027-10-2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11-19T19:45:27.27273" calcext:value-type="date">
            <text:p>2027-11-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12-22T11:45:27.27273" calcext:value-type="date">
            <text:p>2027-12-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8-01-24T03:45:27.27273" calcext:value-type="date">
            <text:p>2028-01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8-02-04T19:45:27.27273" calcext:value-type="date">
            <text:p>2028-02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8-02-28T03:45:27.27273" calcext:value-type="date">
            <text:p>2028-02-2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8-03-11T19:05:27.27273" calcext:value-type="date">
            <text:p>2028-03-11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8-03-25T09:45:27.27273" calcext:value-type="date">
            <text:p>2028-03-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3"/>
        </table:table-row>
        <table:table-row table:style-name="ro1">
          <table:table-cell table:style-name="ce19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97]+([.B111]*[.C111]/[.$B$3]*7)" office:value-type="date" office:date-value="2027-11-27T14:25:27.27273" calcext:value-type="date">
            <text:p>2027-11-27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12-17T19:45:27.27273" calcext:value-type="date">
            <text:p>2027-12-1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8-01-10T03:45:27.27273" calcext:value-type="date">
            <text:p>2028-01-1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8-02-02T11:45:27.27273" calcext:value-type="date">
            <text:p>2028-02-02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8-02-19T23:45:27.27273" calcext:value-type="date">
            <text:p>2028-02-1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8-03-14T07:45:27.27273" calcext:value-type="date">
            <text:p>2028-03-14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8-04-16T18:25:27.27273" calcext:value-type="date">
            <text:p>2028-04-16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8-05-14T23:05:27.27273" calcext:value-type="date">
            <text:p>2028-05-14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5" table:formula="of:=[.D112]+([.B119]*[.C119]/[.$B$3]*7)" office:value-type="date" office:date-value="2027-12-23T15:45:27.27273" calcext:value-type="date">
            <text:p>2027-12-23</text:p>
          </table:table-cell>
          <table:table-cell table:number-columns-repeated="1638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16:57:20.524143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06T17:09:33.749249478</dc:date>
    <meta:editing-duration>PT3H31M5S</meta:editing-duration>
    <meta:editing-cycles>42</meta:editing-cycles>
    <meta:generator>LibreOffice/24.2.7.2$Linux_X86_64 LibreOffice_project/420$Build-2</meta:generator>
    <meta:document-statistic meta:table-count="1" meta:cell-count="330" meta:object-count="0"/>
  </office:meta>
</office:document-meta>
</file>